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5ed" officeooo:paragraph-rsid="000865ed"/>
    </style:style>
    <style:style style:name="P2" style:family="paragraph" style:parent-style-name="Standard">
      <style:paragraph-properties fo:text-align="justify" style:justify-single-word="false"/>
      <style:text-properties officeooo:rsid="000865ed" officeooo:paragraph-rsid="00099b3e"/>
    </style:style>
    <style:style style:name="P3" style:family="paragraph" style:parent-style-name="Standard">
      <style:paragraph-properties fo:text-align="justify" style:justify-single-word="false"/>
      <style:text-properties officeooo:rsid="000865ed" officeooo:paragraph-rsid="000b2983"/>
    </style:style>
    <style:style style:name="P4" style:family="paragraph" style:parent-style-name="Standard">
      <style:paragraph-properties fo:text-align="justify" style:justify-single-word="false"/>
      <style:text-properties officeooo:rsid="000865ed" officeooo:paragraph-rsid="000c43da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5ed" officeooo:paragraph-rsid="00096a74" style:font-weight-asian="bold" style:font-weight-complex="bold"/>
    </style:style>
    <style:style style:name="P6" style:family="paragraph" style:parent-style-name="Standard">
      <style:text-properties officeooo:rsid="000c43da" officeooo:paragraph-rsid="000c43da"/>
    </style:style>
    <style:style style:name="P7" style:family="paragraph" style:parent-style-name="Standard">
      <style:paragraph-properties fo:text-align="justify" style:justify-single-word="false"/>
      <style:text-properties officeooo:rsid="000c43da" officeooo:paragraph-rsid="000d60d2"/>
    </style:style>
    <style:style style:name="P8" style:family="paragraph" style:parent-style-name="Standard">
      <style:paragraph-properties fo:text-align="justify" style:justify-single-word="false"/>
      <style:text-properties officeooo:rsid="000e13bc" officeooo:paragraph-rsid="000e13bc"/>
    </style:style>
    <style:style style:name="P9" style:family="paragraph" style:parent-style-name="Standard">
      <style:paragraph-properties fo:text-align="justify" style:justify-single-word="false"/>
      <style:text-properties officeooo:paragraph-rsid="000e13bc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707070" style:font-name="Roboto" fo:font-size="12pt" fo:letter-spacing="normal" fo:font-style="normal" fo:font-weight="normal" officeooo:rsid="000e13bc" officeooo:paragraph-rsid="000e13bc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707070" style:font-name="Roboto" fo:font-size="12pt" fo:letter-spacing="normal" fo:font-style="normal" fo:font-weight="normal" officeooo:rsid="000e463e" officeooo:paragraph-rsid="000e463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707070" style:font-name="Roboto" fo:font-size="12pt" fo:letter-spacing="normal" fo:font-style="normal" fo:font-weight="normal" officeooo:rsid="000f1d1a" officeooo:paragraph-rsid="000f1d1a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707070" style:font-name="Roboto" fo:font-size="12pt" fo:letter-spacing="normal" fo:font-style="normal" fo:font-weight="bold" officeooo:rsid="000f1d1a" officeooo:paragraph-rsid="000f1d1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ff3300" style:font-name="Roboto" fo:font-size="12pt" fo:letter-spacing="normal" fo:font-style="normal" fo:font-weight="bold" officeooo:rsid="000e463e" officeooo:paragraph-rsid="000e463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666633" style:font-name="Roboto" fo:font-size="12pt" fo:letter-spacing="normal" fo:font-style="normal" fo:font-weight="normal" officeooo:rsid="000f1d1a" officeooo:paragraph-rsid="000f1d1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666633" style:font-name="Roboto" fo:font-size="12pt" fo:letter-spacing="normal" fo:font-style="normal" fo:font-weight="bold" officeooo:rsid="000f1d1a" officeooo:paragraph-rsid="000f1d1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666633" style:font-name="Roboto" fo:font-size="10.5pt" fo:letter-spacing="normal" fo:font-style="normal" fo:font-weight="bold" officeooo:rsid="000f1d1a" officeooo:paragraph-rsid="00129745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2pt" fo:letter-spacing="normal" fo:font-style="normal" fo:font-weight="normal" officeooo:rsid="0011434c" officeooo:paragraph-rsid="0011434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2pt" fo:letter-spacing="normal" fo:font-style="normal" fo:font-weight="normal" officeooo:rsid="001476b2" officeooo:paragraph-rsid="001476b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2pt" fo:letter-spacing="normal" fo:font-style="normal" fo:font-weight="normal" officeooo:rsid="00171926" officeooo:paragraph-rsid="0017192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71fc" officeooo:paragraph-rsid="001971f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971fc" officeooo:paragraph-rsid="001971f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999966" style:font-name="Roboto" fo:font-size="12pt" fo:letter-spacing="normal" fo:font-style="normal" fo:font-weight="normal" officeooo:rsid="001476b2" officeooo:paragraph-rsid="001476b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999966" style:font-name="Roboto" fo:font-size="12pt" fo:letter-spacing="normal" fo:font-style="normal" fo:font-weight="normal" officeooo:rsid="00171926" officeooo:paragraph-rsid="0017192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999966" style:font-name="Liberation Serif" fo:font-size="12pt" fo:letter-spacing="normal" fo:font-style="normal" fo:font-weight="normal" officeooo:rsid="00171926" officeooo:paragraph-rsid="0017192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999966" style:font-name="Liberation Serif" fo:font-size="12pt" fo:letter-spacing="normal" fo:font-style="normal" fo:font-weight="normal" officeooo:rsid="001971fc" officeooo:paragraph-rsid="001971fc" style:font-weight-asian="normal" style:font-weight-complex="normal"/>
    </style:style>
    <style:style style:name="T1" style:family="text">
      <style:text-properties fo:font-variant="normal" fo:text-transform="none" fo:color="#707070" style:font-name="Roboto" fo:font-size="12pt" fo:letter-spacing="normal" fo:font-style="normal"/>
    </style:style>
    <style:style style:name="T2" style:family="text">
      <style:text-properties fo:font-variant="normal" fo:text-transform="none" fo:color="#70707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707070" style:font-name="Roboto" fo:font-size="12pt" fo:letter-spacing="normal" fo:font-style="normal" fo:font-weight="normal" officeooo:rsid="000d60d2" style:font-weight-asian="bold" style:font-weight-complex="bold"/>
    </style:style>
    <style:style style:name="T4" style:family="text">
      <style:text-properties fo:font-variant="normal" fo:text-transform="none" fo:color="#707070" style:font-name="Roboto" fo:font-size="12pt" fo:letter-spacing="normal" fo:font-style="normal" fo:font-weight="normal" officeooo:rsid="000d60d2"/>
    </style:style>
    <style:style style:name="T5" style:family="text">
      <style:text-properties fo:font-variant="normal" fo:text-transform="none" fo:color="#707070" style:font-name="Roboto" fo:font-size="12pt" fo:letter-spacing="normal" fo:font-style="normal" fo:font-weight="normal" officeooo:rsid="000e13bc"/>
    </style:style>
    <style:style style:name="T6" style:family="text">
      <style:text-properties fo:font-variant="normal" fo:text-transform="none" fo:color="#707070" style:font-name="Roboto" fo:font-size="12pt" fo:letter-spacing="normal" fo:font-style="normal" officeooo:rsid="00096a74"/>
    </style:style>
    <style:style style:name="T7" style:family="text">
      <style:text-properties fo:font-variant="normal" fo:text-transform="none" fo:color="#707070" style:font-name="Roboto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707070" style:font-name="Roboto" fo:font-size="12pt" fo:letter-spacing="normal" fo:font-style="normal" fo:font-weight="bold" officeooo:rsid="000d60d2" style:font-weight-asian="bold" style:font-weight-complex="bold"/>
    </style:style>
    <style:style style:name="T9" style:family="text">
      <style:text-properties fo:font-variant="normal" fo:text-transform="none" fo:color="#707070" fo:letter-spacing="normal"/>
    </style:style>
    <style:style style:name="T10" style:family="text">
      <style:text-properties fo:font-variant="normal" fo:text-transform="none" fo:color="#00193a" style:text-line-through-style="none" style:text-line-through-type="none" style:font-name="Roboto" fo:font-size="12pt" fo:letter-spacing="normal" fo:font-style="normal" style:text-underline-style="none" fo:font-weight="normal" style:text-blinking="false" fo:padding="0cm" fo:border="none"/>
    </style:style>
    <style:style style:name="T11" style:family="text">
      <style:text-properties fo:font-variant="normal" fo:text-transform="none" fo:color="#00193a" style:text-line-through-style="none" style:text-line-through-type="none" style:font-name="Roboto" fo:font-size="12pt" fo:letter-spacing="normal" fo:font-style="normal" style:text-underline-style="none" fo:font-weight="normal" officeooo:rsid="000b2983" style:text-blinking="false" fo:padding="0cm" fo:border="none"/>
    </style:style>
    <style:style style:name="T12" style:family="text">
      <style:text-properties fo:font-variant="normal" fo:text-transform="none" fo:color="#ff3300" style:font-name="Roboto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ff3300" style:text-line-through-style="none" style:text-line-through-type="none" style:font-name="Roboto" fo:font-size="12pt" fo:letter-spacing="normal" fo:font-style="normal" style:text-underline-style="none" fo:font-weight="normal" officeooo:rsid="000d60d2" style:text-blinking="false" fo:padding="0cm" fo:border="none"/>
    </style:style>
    <style:style style:name="T14" style:family="text">
      <style:text-properties fo:font-variant="normal" fo:text-transform="none" fo:color="#ff3300" style:text-line-through-style="none" style:text-line-through-type="none" style:font-name="Roboto" fo:font-size="12pt" fo:letter-spacing="normal" fo:font-style="normal" style:text-underline-style="none" fo:font-weight="bold" style:text-blinking="false" style:font-weight-asian="bold" style:font-weight-complex="bold" fo:padding="0cm" fo:border="none"/>
    </style:style>
    <style:style style:name="T15" style:family="text">
      <style:text-properties fo:font-variant="normal" fo:text-transform="none" fo:color="#555555" style:font-name="Roboto" fo:font-size="25.5pt" fo:letter-spacing="normal" fo:font-style="normal" fo:font-weight="normal"/>
    </style:style>
    <style:style style:name="T16" style:family="text">
      <style:text-properties fo:background-color="#ffff00" loext:char-shading-value="0"/>
    </style:style>
    <style:style style:name="T17" style:family="text">
      <style:text-properties fo:color="#ff3300"/>
    </style:style>
    <style:style style:name="T18" style:family="text">
      <style:text-properties fo:color="#ff3300" fo:font-weight="bold" style:font-weight-asian="bold" style:font-weight-complex="bold"/>
    </style:style>
    <style:style style:name="T19" style:family="text">
      <style:text-properties fo:color="#ff3300" fo:font-weight="bold" officeooo:rsid="000e463e" style:font-weight-asian="bold" style:font-weight-complex="bold"/>
    </style:style>
    <style:style style:name="T20" style:family="text">
      <style:text-properties fo:color="#ff3300" fo:font-weight="bold" fo:background-color="#ffff00" loext:char-shading-value="0" style:font-weight-asian="bold" style:font-weight-complex="bold"/>
    </style:style>
    <style:style style:name="T21" style:family="text">
      <style:text-properties fo:color="#ff3300" fo:font-weight="bold" officeooo:rsid="000e463e" fo:background-color="#ffff00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666633"/>
    </style:style>
    <style:style style:name="T24" style:family="text">
      <style:text-properties fo:color="#ff0000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weight="bold" fo:background-color="#ffff00" loext:char-shading-value="0" style:font-weight-asian="bold" style:font-weight-complex="bold"/>
    </style:style>
    <style:style style:name="T27" style:family="text">
      <style:text-properties fo:color="#000000" officeooo:rsid="0011434c"/>
    </style:style>
    <style:style style:name="T28" style:family="text">
      <style:text-properties fo:color="#000000" fo:font-weight="bold" officeooo:rsid="0011434c" style:font-weight-asian="bold" style:font-weight-complex="bold"/>
    </style:style>
    <style:style style:name="T29" style:family="text">
      <style:text-properties fo:color="#999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uno-de-piera.com/todoapp-con-angularfire2/">https://www.uno-de-piera.com/todoapp-con-angularfire2/</text:a></text:p>
      <text:p text:style-name="P1"><text:a xlink:type="simple" xlink:href="https://www.ion-book.com/blog/ionic2/firebase-angularfire-ionic/">https://www.ion-book.com/blog/ionic2/firebase-angularfire-ionic/</text:a></text:p>
      <text:p text:style-name="P1"/>
      <text:p text:style-name="P1"/>
      <text:p text:style-name="P5"><text:span text:style-name="T6">C</text:span><text:span text:style-name="T1">rear aplicaciones en tiempo real con Angular 4, aunque es perfectamente posible utilizar Angular 2.</text:span></text:p>
      <text:p text:style-name="P2"><text:line-break/><text:span text:style-name="T2">Para nuestro ejemplo vamos a crear una TodoApp con </text:span><text:a xlink:type="simple" xlink:href="https://github.com/angular/angularfire2" office:target-frame-name="_blank" xlink:show="new"><text:span text:style-name="T10">AngularFire2</text:span></text:a><text:span text:style-name="T9"> </text:span><text:span text:style-name="T2">donde trabajaremos con todos y tendremos la posibilidad de crear y eliminar</text:span><text:bookmark text:name="more-16493"/><text:span text:style-name="T2">.</text:span></text:p>
      <text:p text:style-name="P2"/>
      <text:p text:style-name="P3"><text:a xlink:type="simple" xlink:href="https://github.com/angular/angularfire2" office:target-frame-name="_blank" xlink:show="new">AngularFire2</text:a><text:span text:style-name="T10">: </text:span><text:span text:style-name="T11">E</text:span><text:span text:style-name="T2">s la </text:span><text:span text:style-name="T12">librería oficial de </text:span><text:a xlink:type="simple" xlink:href="https://firebase.google.com/" office:target-frame-name="_blank" xlink:show="new"><text:span text:style-name="T14">Firebase</text:span></text:a><text:span text:style-name="T9"> </text:span><text:span text:style-name="T2">para Angular 2.</text:span></text:p>
      <text:p text:style-name="P3"><text:line-break/></text:p>
      <text:p text:style-name="P4"><text:span text:style-name="T7">Firebase:</text:span><text:span text:style-name="T2"> es una plataforma de google que te permite añadir muchas funcionalidades pensado para aplicaciones web y móvil, para nuestro caso vamos a trabajar con </text:span><text:span text:style-name="T7">Database</text:span><text:span text:style-name="T2">, la cual nos permite </text:span><text:span text:style-name="T7">almacenar y sincronizar datos con una base de datos NoSQL alojada en la nube</text:span><text:span text:style-name="T2">. Los datos se sincronizan con todos los clientes en tiempo real y siempre seguirán estando disponibles cuando tu app pierda la conexión.</text:span></text:p>
      <text:p text:style-name="P4"><text:line-break/><text:span text:style-name="T2">Lo primero que tienes que hacer es </text:span><text:span text:style-name="T7">crear una cuenta </text:span><text:span text:style-name="T2">en Firebase y crear una aplicación para la web, verás que todo es muy intuitivo, una vez hayas creado tu proyecto tendrás acceso a las credenciales, que es un objeto cómo el siguiente, pero con las </text:span><text:span text:style-name="T7">credenciales</text:span><text:span text:style-name="T2"> que te haya asignado Firebase.</text:span></text:p>
      <text:p text:style-name="P1"/>
      <text:p text:style-name="P1"/>
      <text:p text:style-name="P6">firebaseConfig = {</text:p>
      <text:p text:style-name="P6"><text:s text:c="4"/>apiKey: "",</text:p>
      <text:p text:style-name="P6"><text:s text:c="4"/>authDomain: "",</text:p>
      <text:p text:style-name="P6"><text:s text:c="4"/>databaseURL: "",</text:p>
      <text:p text:style-name="P6"><text:s text:c="4"/>storageBucket: "",</text:p>
      <text:p text:style-name="P6"><text:s text:c="4"/>messagingSenderId: ""</text:p>
      <text:p text:style-name="P6">};</text:p>
      <text:p text:style-name="P6"/>
      <text:p text:style-name="P7"><text:span text:style-name="T3">1- T</text:span><text:span text:style-name="T7">enemos las claves</text:span></text:p>
      <text:p text:style-name="P7"><text:span text:style-name="T8">2- C</text:span><text:span text:style-name="T2">rear un proyecto nuevo con </text:span><text:a xlink:type="simple" xlink:href="https://www.uno-de-piera.com/angular-2-en-produccion-angular-cli/" office:target-frame-name="_blank" xlink:show="new">Angular-Cli</text:a><text:span text:style-name="T10"> </text:span><text:span text:style-name="T13">ng new proyecto</text:span></text:p>
      <text:p text:style-name="P7"><text:span text:style-name="T4">3-</text:span><text:span text:style-name="T2"> </text:span><text:span text:style-name="T4">A</text:span><text:span text:style-name="T2">ñadir </text:span><text:span text:style-name="T7">FirebaseAngular2 y Firebase </text:span><text:span text:style-name="T2">a nuestra aplicación</text:span></text:p>
      <text:p text:style-name="P8"><text:span text:style-name="T2">npm install angularfire2 firebase –save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5">4- </text:span><text:span text:style-name="T15">Configurar AngularFire2</text:span></text:p>
      <text:p text:style-name="P8"/>
      <text:p text:style-name="P10">Añadir la <text:span text:style-name="T16">configuración a <text:s/></text:span><text:span text:style-name="T20">app.module.</text:span><text:span text:style-name="T21">ts</text:span></text:p>
      <text:p text:style-name="P11"/>
      <text:p text:style-name="P11">import {BrowserModule} from '@angular/platform-browser';</text:p>
      <text:p text:style-name="P11">import {NgModule} from '@angular/core';</text:p>
      <text:p text:style-name="P11">import {FormsModule} from '@angular/forms';</text:p>
      <text:p text:style-name="P11">import {HttpModule} from '@angular/http';</text:p>
      <text:p text:style-name="P11"/>
      <text:p text:style-name="P11">import {AppComponent} from './app.component';</text:p>
      <text:p text:style-name="P11">import {<text:span text:style-name="T18">AngularFireModule</text:span>} from '<text:span text:style-name="T18">angularfire2</text:span>';</text:p>
      <text:p text:style-name="P11"/>
      <text:p text:style-name="P14">export const firebaseConfig = {</text:p>
      <text:p text:style-name="P14"><text:s text:c="4"/>apiKey: "",</text:p>
      <text:p text:style-name="P14"><text:s text:c="4"/>authDomain: "",</text:p>
      <text:p text:style-name="P14"><text:s text:c="4"/>databaseURL: "",</text:p>
      <text:p text:style-name="P14"><text:s text:c="4"/>storageBucket: "",</text:p>
      <text:p text:style-name="P14"><text:s text:c="4"/>messagingSenderId: ""</text:p>
      <text:p text:style-name="P14">};</text:p>
      <text:p text:style-name="P11"/>
      <text:p text:style-name="P11">@NgModule({</text:p>
      <text:p text:style-name="P11"><text:s text:c="4"/>declarations: [</text:p>
      <text:p text:style-name="P11"><text:s text:c="8"/>AppComponent</text:p>
      <text:p text:style-name="P11"><text:s text:c="4"/>],</text:p>
      <text:p text:style-name="P11"><text:s text:c="4"/>imports: [</text:p>
      <text:p text:style-name="P11"><text:s text:c="8"/>BrowserModule,</text:p>
      <text:p text:style-name="P11"><text:s text:c="8"/>FormsModule,</text:p>
      <text:p text:style-name="P11"><text:s text:c="8"/>HttpModule,</text:p>
      <text:p text:style-name="P11"><text:s text:c="8"/><text:span text:style-name="T18">AngularFireModule.initializeApp(firebaseConfig)</text:span></text:p>
      <text:p text:style-name="P11"><text:s text:c="4"/>],</text:p>
      <text:p text:style-name="P11"><text:s text:c="4"/>providers: [],</text:p>
      <text:p text:style-name="P11"><text:s text:c="4"/>bootstrap: [AppComponent]</text:p>
      <text:p text:style-name="P11">})</text:p>
      <text:p text:style-name="P11">export class AppModule {</text:p>
      <text:p text:style-name="P11">}</text:p>
      <text:p text:style-name="P11"/>
      <text:p text:style-name="P13">Desarrollar un <text:span text:style-name="T16">servicio</text:span> con AngularFire2</text:p>
      <text:p text:style-name="P12">Lo primero que vamos a hacer es desarrollar un servicio para poder <text:span text:style-name="T22">obtener, crear y eliminar </text:span>todos.</text:p>
      <text:p text:style-name="P12"></text:p>
      <text:p text:style-name="P16">ng g service services/firebase-todo-app</text:p>
      <text:p text:style-name="P12"/>
      <text:p text:style-name="P12">Abrimos el archivo <text:span text:style-name="T23">src/app/services/firebase-todo-app.ts </text:span>y añadimos el siguiente código, con esto tenemos suficiente para interactuar con Firebase y Angular 2.</text:p>
      <text:p text:style-name="P12"></text:p>
      <text:p text:style-name="P12"/>
      <text:p text:style-name="P12"></text:p>
      <text:p text:style-name="P15"><text:soft-page-break/>import {Injectable} from '@angular/core';</text:p>
      <text:p text:style-name="P15">import {<text:span text:style-name="T24">AngularFire</text:span>, <text:span text:style-name="T24">FirebaseListObservable</text:span>} from "<text:span text:style-name="T24">angularfire2</text:span>";</text:p>
      <text:p text:style-name="P15"></text:p>
      <text:p text:style-name="P15">@Injectable()</text:p>
      <text:p text:style-name="P15">export class FirebaseTodoAppService {</text:p>
      <text:p text:style-name="P15"></text:p>
      <text:p text:style-name="P15"><text:s text:c="4"/>todos: FirebaseListObservable&lt;any&gt;;</text:p>
      <text:p text:style-name="P15"></text:p>
      <text:p text:style-name="P15"><text:s text:c="4"/>constructor(af: <text:span text:style-name="T25">AngularFire</text:span>) {</text:p>
      <text:p text:style-name="P17"><text:tab/>// <text:span text:style-name="T27">conectar con nuestra base de datos utilizando af.database.list</text:span></text:p>
      <text:p text:style-name="P15"><text:s text:c="8"/>this.todos = <text:span text:style-name="T24">af.database.list</text:span>('/todos'); </text:p>
      <text:p text:style-name="P15"><text:s text:c="4"/>}</text:p>
      <text:p text:style-name="P15"/>
      <text:p text:style-name="P15"/>
      <text:p text:style-name="P15"></text:p>
      <text:p text:style-name="P15"><text:s text:c="4"/>save(todoName: string) {</text:p>
      <text:p text:style-name="P15"><text:s text:c="8"/>this.todos.push({ name: todoName });</text:p>
      <text:p text:style-name="P15"><text:s text:c="4"/>}</text:p>
      <text:p text:style-name="P15"></text:p>
      <text:p text:style-name="P15"><text:s text:c="4"/>remove(todo: string) {</text:p>
      <text:p text:style-name="P15"><text:s text:c="8"/>this.todos.remove(todo);</text:p>
      <text:p text:style-name="P15"><text:s text:c="4"/>}</text:p>
      <text:p text:style-name="P15">}</text:p>
      <text:p text:style-name="P15"/>
      <text:p text:style-name="P15"/>
      <text:p text:style-name="P18">Lo único que debemos hacer es <text:span text:style-name="T22">conectar con nuestra base de datos utilizando af.database.list,</text:span> una vez lo <text:span text:style-name="T26">tipamos con FirebaseListObservable podemos utilizar sus métodos save y remove</text:span> para crear y eliminar todos.</text:p>
      <text:p text:style-name="P18"></text:p>
      <text:p text:style-name="P18"><text:span text:style-name="T25">Formulario con Angular 2 para </text:span><text:span text:style-name="T26">añadir</text:span><text:span text:style-name="T25"> todos</text:span></text:p>
      <text:p text:style-name="P18">Para poder añadir todos a nuestra app vamos a crear un componente nuevo llamado TodoFormComponent, este componente <text:span text:style-name="T25">aceptará un evento con @Output</text:span> para poder crear un nuevo todo, así que créalo y añade el siguiente código typescript.</text:p>
      <text:p text:style-name="P18"/>
      <text:p text:style-name="P23">import {Component, <text:span text:style-name="T25">Output</text:span>, EventEmitter} from '@angular/core';</text:p>
      <text:p text:style-name="P23"></text:p>
      <text:p text:style-name="P23">@Component({</text:p>
      <text:p text:style-name="P23"><text:s text:c="2"/>selector: 'todo-form',</text:p>
      <text:p text:style-name="P23"><text:s text:c="2"/>templateUrl: './todo-form.component.html',</text:p>
      <text:p text:style-name="P23"><text:s text:c="2"/>styleUrls: ['./todo-form.component.css']</text:p>
      <text:p text:style-name="P23">})</text:p>
      <text:p text:style-name="P23">export class TodoFormComponent {</text:p>
      <text:p text:style-name="P23"></text:p>
      <text:p text:style-name="P23"><text:s text:c="4"/>@Output() <text:span text:style-name="T24">onSubmit</text:span> = new <text:span text:style-name="T24">EventEmitter</text:span>&lt;any&gt;();</text:p>
      <text:p text:style-name="P23"><text:s text:c="4"/>todo: string;</text:p>
      <text:p text:style-name="P23"></text:p>
      <text:p text:style-name="P23"><text:s text:c="4"/>public submit()</text:p>
      <text:p text:style-name="P23"><text:soft-page-break/><text:s text:c="4"/>{</text:p>
      <text:p text:style-name="P23"><text:s text:c="8"/>this.onSubmit.emit(this.todo);</text:p>
      <text:p text:style-name="P23"><text:s text:c="8"/>this.todo = "";</text:p>
      <text:p text:style-name="P23"><text:s text:c="4"/>}</text:p>
      <text:p text:style-name="P23">}</text:p>
      <text:p text:style-name="P23"/>
      <text:p text:style-name="P23"/>
      <text:p text:style-name="P24"></text:p>
      <text:p text:style-name="P20">Y el código html para el componente Form es el siguiente.</text:p>
      <text:p text:style-name="P20"/>
      <text:p text:style-name="P24"></text:p>
      <text:p text:style-name="P25">&lt;form autocomplete="off" novalidate <text:span text:style-name="T18">(ngSubmit)="submit()" </text:span>#todoForm="ngForm"&gt;</text:p>
      <text:p text:style-name="P25"><text:s text:c="2"/>&lt;div class="input-field col s12"&gt;</text:p>
      <text:p text:style-name="P25"></text:p>
      <text:p text:style-name="P25"><text:s text:c="4"/>&lt;label for="text"&gt;Todo&lt;/label&gt;</text:p>
      <text:p text:style-name="P25"><text:s text:c="4"/>&lt;input</text:p>
      <text:p text:style-name="P25"><text:s text:c="6"/>type="text"</text:p>
      <text:p text:style-name="P25"><text:s text:c="6"/>class="form-control"</text:p>
      <text:p text:style-name="P25"><text:s text:c="6"/>id="text"</text:p>
      <text:p text:style-name="P25"><text:s text:c="6"/>required</text:p>
      <text:p text:style-name="P25"><text:s text:c="6"/>name="text"</text:p>
      <text:p text:style-name="P25"><text:s text:c="6"/>[(ngModel)]="todo"</text:p>
      <text:p text:style-name="P25"><text:s text:c="4"/>&gt;</text:p>
      <text:p text:style-name="P25"><text:s text:c="2"/>&lt;/div&gt;</text:p>
      <text:p text:style-name="P25"></text:p>
      <text:p text:style-name="P25"><text:s text:c="2"/>&lt;div class="col s12"&gt;</text:p>
      <text:p text:style-name="P25"><text:s text:c="4"/>&lt;button</text:p>
      <text:p text:style-name="P25"><text:s text:c="6"/>style="width: 100%"</text:p>
      <text:p text:style-name="P25"><text:s text:c="6"/>class="btn waves-effect waves-light input-block-level"</text:p>
      <text:p text:style-name="P25"><text:s text:c="6"/>type="submit"</text:p>
      <text:p text:style-name="P25"><text:s text:c="4"/>&gt;</text:p>
      <text:p text:style-name="P25"><text:s text:c="6"/>Submit</text:p>
      <text:p text:style-name="P25"><text:s text:c="4"/>&lt;/button&gt;</text:p>
      <text:p text:style-name="P25"><text:s text:c="2"/>&lt;/div&gt;</text:p>
      <text:p text:style-name="P25">&lt;/form&gt;</text:p>
      <text:p text:style-name="P25"/>
      <text:p text:style-name="P25"/>
      <text:p text:style-name="P21">Ya tenemos el <text:span text:style-name="T22">formulario que nos permitirá crear nuevos todos</text:span>, ahora vamos a desarrollar un nuevo componente con Angular 2 para mostrar los todos y así seguir trabajando de forma ordenada.</text:p>
      <text:p text:style-name="P21"></text:p>
      <text:p text:style-name="P21"><text:span text:style-name="T18">Componente TodoList para </text:span><text:span text:style-name="T20">mostrar</text:span><text:span text:style-name="T18"> los todos</text:span></text:p>
      <text:p text:style-name="P21">Vamos a crear el componente TodoList y a continuación añadimos el siguiente código, este componente será reutilizado así que <text:span text:style-name="T22">aceptara un evento con Output </text:span>y un dato de entrada con Input.</text:p>
      <text:p text:style-name="P21"><text:span text:style-name="T29"></text:span></text:p>
      <text:p text:style-name="P26">import {Component, Input, Output, EventEmitter} from '@angular/core';</text:p>
      <text:p text:style-name="P26">@Component({</text:p>
      <text:p text:style-name="P26"><text:s text:c="4"/>selector: 'todo-list',</text:p>
      <text:p text:style-name="P26"><text:s text:c="4"/>templateUrl: './todo-list.component.html',</text:p>
      <text:p text:style-name="P26"><text:s text:c="4"/>styleUrls: ['./todo-list.component.css']</text:p>
      <text:p text:style-name="P26"><text:soft-page-break/>})</text:p>
      <text:p text:style-name="P26">export class TodoListComponent {</text:p>
      <text:p text:style-name="P26"> <text:s text:c="3"/>@Input() todos;</text:p>
      <text:p text:style-name="P26"> <text:s text:c="3"/>@Output() onRemove = new EventEmitter&lt;any&gt;();</text:p>
      <text:p text:style-name="P26"></text:p>
      <text:p text:style-name="P26"><text:s text:c="4"/>public remove(todo)</text:p>
      <text:p text:style-name="P26"><text:s text:c="4"/>{</text:p>
      <text:p text:style-name="P26"><text:s text:c="8"/>this.onRemove.emit(todo);</text:p>
      <text:p text:style-name="P26"><text:s text:c="4"/>}</text:p>
      <text:p text:style-name="P26">}</text:p>
      <text:p text:style-name="P26"/>
      <text:p text:style-name="P21">Para poder mostrar los todos en nuestra aplicación abre el archivo todo-list.component.html y añade el siguiente código.</text:p>
      <text:p text:style-name="P26"></text:p>
      <text:p text:style-name="P26">&lt;div class="col s12"&gt;</text:p>
      <text:p text:style-name="P26"><text:s text:c="2"/>&lt;ul class="collection"&gt;</text:p>
      <text:p text:style-name="P26"><text:s text:c="4"/>&lt;li class="collection-item"</text:p>
      <text:p text:style-name="P26"><text:s text:c="8"/>*ngFor="let todo of todos | async"</text:p>
      <text:p text:style-name="P26"><text:s text:c="4"/>&gt;</text:p>
      <text:p text:style-name="P26"><text:s text:c="6"/>{{ todo.name }}</text:p>
      <text:p text:style-name="P26"><text:s text:c="6"/>&lt;span class="right"&gt;</text:p>
      <text:p text:style-name="P26"><text:s text:c="8"/>&lt;button (click)="remove(todo)" class="btn btn-small waves-effect waves-light red"&gt;</text:p>
      <text:p text:style-name="P26"><text:s text:c="12"/>&lt;i class="material-icons"&gt;Eliminar&lt;/i&gt;</text:p>
      <text:p text:style-name="P26"><text:s text:c="8"/>&lt;/button&gt;</text:p>
      <text:p text:style-name="P26"><text:s text:c="6"/>&lt;/span&gt;</text:p>
      <text:p text:style-name="P26"><text:s text:c="4"/>&lt;/li&gt;</text:p>
      <text:p text:style-name="P26"><text:s text:c="2"/>&lt;/ul&gt;</text:p>
      <text:p text:style-name="P26">&lt;/div&gt;</text:p>
      <text:p text:style-name="P26"/>
      <text:p text:style-name="P21"/>
      <text:p text:style-name="P22">TodoApp con AngularFire2</text:p>
      <text:p text:style-name="P21">Para finalizar nuestra aplicación de todos con AngularFire2 abre el <text:span text:style-name="T18">archivo app.component </text:span>y vamos a añadir el siguiente código, el cual estará conectado con nuestro servicio y el resto de componentes que hemos creado hasta ahora.</text:p>
      <text:p text:style-name="P26"></text:p>
      <text:p text:style-name="P26">JavaScript</text:p>
      <text:p text:style-name="P26"></text:p>
      <text:p text:style-name="P26">import {Component} from '@angular/core';</text:p>
      <text:p text:style-name="P26">import {FirebaseTodoAppService} from "./services/firebase-todo-app.service";</text:p>
      <text:p text:style-name="P26"></text:p>
      <text:p text:style-name="P26">@Component({</text:p>
      <text:p text:style-name="P26"><text:s text:c="4"/>selector: 'app-root',</text:p>
      <text:p text:style-name="P26"><text:s text:c="4"/>templateUrl: './app.component.html',</text:p>
      <text:p text:style-name="P26"><text:s text:c="4"/>styleUrls: ['./app.component.css']</text:p>
      <text:p text:style-name="P26">})</text:p>
      <text:p text:style-name="P26">export class AppComponent {</text:p>
      <text:p text:style-name="P26"></text:p>
      <text:p text:style-name="P26"><text:s text:c="4"/>constructor(private fs: FirebaseTodoAppService) { }</text:p>
      <text:p text:style-name="P26"></text:p>
      <text:p text:style-name="P26"><text:soft-page-break/><text:s text:c="4"/>save(todoName: string) {</text:p>
      <text:p text:style-name="P26"><text:s text:c="8"/>this.fs.todos.push({ name: todoName });</text:p>
      <text:p text:style-name="P26"><text:s text:c="4"/>}</text:p>
      <text:p text:style-name="P26"></text:p>
      <text:p text:style-name="P26"><text:s text:c="4"/>remove(todo: string) {</text:p>
      <text:p text:style-name="P26"><text:s text:c="8"/>this.fs.todos.remove(todo);</text:p>
      <text:p text:style-name="P26"><text:s text:c="4"/>}</text:p>
      <text:p text:style-name="P26">}</text:p>
      <text:p text:style-name="P26"/>
      <text:p text:style-name="P21"/>
      <text:p text:style-name="P21">Como puedes ver el componente es muy sencillo, simplemente inyectamos nuestro servicio e interactuamos con él, para finalizar la aplicación abre el archivo .html y añade lo siguiente.</text:p>
      <text:p text:style-name="P26"></text:p>
      <text:p text:style-name="P26"/>
      <text:p text:style-name="P26"></text:p>
      <text:p text:style-name="P26">&lt;div class="container"&gt;</text:p>
      <text:p text:style-name="P26"><text:s text:c="2"/></text:p>
      <text:p text:style-name="P26"><text:s text:c="2"/>&lt;h1 class="center-align"&gt;</text:p>
      <text:p text:style-name="P26"><text:s text:c="4"/>AngularFire2 TODO-APP</text:p>
      <text:p text:style-name="P26"><text:s text:c="2"/>&lt;/h1&gt;</text:p>
      <text:p text:style-name="P26"><text:s text:c="2"/></text:p>
      <text:p text:style-name="P26"><text:s text:c="2"/>&lt;div class="row"&gt;</text:p>
      <text:p text:style-name="P26"><text:s text:c="4"/>&lt;div class="col s6 offset-s3"&gt;</text:p>
      <text:p text:style-name="P26"><text:s text:c="6"/>&lt;todo-form (onSubmit)="save($event)"&gt;&lt;/todo-form&gt;</text:p>
      <text:p text:style-name="P26"><text:s text:c="4"/>&lt;/div&gt;</text:p>
      <text:p text:style-name="P26"><text:s text:c="2"/>&lt;/div&gt;</text:p>
      <text:p text:style-name="P26"><text:s text:c="2"/></text:p>
      <text:p text:style-name="P26"><text:s text:c="2"/>&lt;div class="row"&gt;</text:p>
      <text:p text:style-name="P26"><text:s text:c="4"/>&lt;todo-list [todos]="fs.todos" (onRemove)="remove($event)"&gt;&lt;/todo-list&gt;</text:p>
      <text:p text:style-name="P26"><text:s text:c="2"/>&lt;/div&gt;</text:p>
      <text:p text:style-name="P26"><text:s text:c="2"/></text:p>
      <text:p text:style-name="P26">&lt;/div&gt;</text:p>
      <text:p text:style-name="P26"/>
      <text:p text:style-name="P21">Lo único que tenemos que hacer es recorrer los todos del servicio y utilizar los métodos remove y save, si ahora ejecutas el comando ng serve verás que tienes una aplicación TodoApp con AngularFire2 completamente fun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21:42.388473633</meta:creation-date>
    <dc:date>2017-08-30T09:25:00.751595702</dc:date>
    <meta:editing-duration>PT1H2M40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6" meta:paragraph-count="208" meta:word-count="844" meta:character-count="7239" meta:non-whitespace-character-count="5919"/>
  </office:meta>
</office:document-meta>
</file>